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EIT Pathfinder Open</text:p>
      <text:p text:style-name="Date">2025-05-02</text:p>
      <text:p text:style-name="Text_20_body">A la demande de Claudine Katan ISCR</text:p>
      <text:p text:style-name="Text_20_body">Débute toujours par l’organisation d’une réunion de rencontre avec l’équipe du projet, pour cerner les besoins et les attentes des chercheur.euses et de prévoir les services qui pourront être rendus par le biais des Datalabs. ## 1. Questions génériques</text:p>
      <text:p text:style-name="Text_20_body">EIC pathfinder Open: nouvelle génération H2020</text:p>
      <text:p text:style-name="Text_20_body">mot-clé : “Photon blocade”</text:p>
      <text:p text:style-name="Text_20_body">Utilisation de la matière pour faire interagir les deux faisceaux lumineux ; 1 photon seul doit passer (cf fonctions logiques d’un transistor) ; le matériau doit faire le médiateur ce sont des plots quantiques avec une composition. intérêt pour le photovoltaïque, les LED, les photodétecteurs. Pour ces nano-objets les pionniers dans ce domaine sont les Chimistes de l’ETH Zürich. Spectroscopie (IBM Zürich, partenaire industriel pour la spectroscopie optique + Deux partenaires (labos publics) italiens (développement de modèles théoriques complémentaires + un autre qui fait des manips pour les Polarithons - identités hybrides entre des fotons et des excitons + une petite entreprise qui va fournir un équipement pour faire de la spectroscopie qui est unique)) - signature d’un <text:span text:style-name="T1">consortium agreement</text:span> interactions des membres du projet avec l’ETH pour identifier les propriétés optiques de ces nano-objets (sur le plan de la théorie)</text:p>
      <text:p text:style-name="Text_20_body">Question des logiciels (qui étudient non les nano-objets mais les matériaux bulk qui concentrent entre 8 et une centaine d’atomes).</text:p>
      <text:p text:style-name="Text_20_body">IPR council qui va gérer la propriété intellectuelle évaluation des possibilités de breveter, si</text:p>
      <text:p text:style-name="Text_20_body">avec IBM, il est possible de diffuser les résultats dans les serveurs de preprints (ArXiv).</text:p>
      <text:p text:style-name="Text_20_body">Claudine Katan nous a sollicité pour rédiger le paragraphe (1/2 page) dans la réponse à l’AAP sur les engagements en matière de Science Ouverte. Elle nous a posé aussi une question précise sur le type de schéma de métadonnées à utiliser (Dublin Core ou autre chose)</text:p>
      <text:h text:style-name="Heading_20_3" text:outline-level="3"><text:bookmark-start text:name="quel-est-le-type-des-données-qui-seront-produites"/>1.1 Quel est le type des données qui seront produites ?<text:bookmark-end text:name="quel-est-le-type-des-données-qui-seront-produites"/></text:h>
      <text:list text:style-name="L1">
        <text:list-item>
          <text:p text:style-name="P1">modèles théoriques (présents dans les publications)</text:p>
        </text:list-item>
        <text:list-item>
          <text:p text:style-name="P1">spectres optiques</text:p>
        </text:list-item>
      </text:list>
      <text:h text:style-name="Heading_20_3" text:outline-level="3"><text:bookmark-start text:name="estimation-du-volume-des-données-pour-prévoir-les-besoins-en-stockage"/>1.2 Estimation du volume des données ? (pour prévoir les besoins en stockage)<text:bookmark-end text:name="estimation-du-volume-des-données-pour-prévoir-les-besoins-en-stockage"/></text:h>
      <text:p text:style-name="First_20_paragraph">Les questions de stockage n’ont pas été abordées, elles le seront dans un deuxième temps au moment de la constitution d’un PGD</text:p>
      <text:h text:style-name="Heading_20_3" text:outline-level="3"><text:bookmark-start text:name="questions-juridiques-régime-juridique-particulier-rgpd-droit-dauteur"/>1.3 Questions juridiques : régime juridique particulier ? RGPD ? Droit d’auteur ?<text:bookmark-end text:name="questions-juridiques-régime-juridique-particulier-rgpd-droit-dauteur"/></text:h>
      <text:p text:style-name="First_20_paragraph">Le projet implique une part de rétention des données due au secret industriel (firme développant un modèle unique de spectromètre pour les besoins de l’expérimentation - IBM pourrait aussi faire jouer certaines clauses restrictives) Nécessité de prévoir des entrepôts avec embargo, l’embargo serait levé sur les données communicables à terme (après dépôt du brevet)</text:p>
      <text:h text:style-name="Heading_20_3" text:outline-level="3"><text:bookmark-start text:name="ouverture-des-données-prévu-de-diffuser-les-données-pendant-ou-à-lissue-du-projet"/>1.4 Ouverture des données : prévu de diffuser les données ? Pendant ou à  l’issue du projet ?<text:bookmark-end text:name="ouverture-des-données-prévu-de-diffuser-les-données-pendant-ou-à-lissue-du-projet"/></text:h>
      <text:p text:style-name="First_20_paragraph">Pas de publication de données au moment du dépôt des preprints. Accès ouvert à certains jeux de données depuis un entrepôt après dépôt du brevet</text:p>
      <text:h text:style-name="Heading_20_3" text:outline-level="3"><text:bookmark-start text:name="besoin-daccompagnement-pour-un-pdg"/>1.5 Besoin d’accompagnement pour un PDG ?<text:bookmark-end text:name="besoin-daccompagnement-pour-un-pdg"/></text:h>
      <text:p text:style-name="First_20_paragraph">Nous nous sommes indiqués disponibles pour un accompagnement de PGD en cas de succès pour cet appel à projet.</text:p>
      <text:h text:style-name="Heading_20_3" text:outline-level="3"><text:bookmark-start text:name="besoin-dun-carnet-hypothèses"/>1.6 Besoin d’un carnet Hypothèses ?<text:bookmark-end text:name="besoin-dun-carnet-hypothèses"/></text:h>
      <text:p text:style-name="First_20_paragraph">Le projet comportera un site descriptif hébergé sur un serveur européen d’IBM</text:p>
      <text:h text:style-name="Heading_20_3" text:outline-level="3"><text:bookmark-start text:name="demande-daccompagnement-au-traitement-des-données"/>1.7 Demande d’accompagnement au traitement des données ?<text:bookmark-end text:name="demande-daccompagnement-au-traitement-des-données"/></text:h>
      <text:p text:style-name="First_20_paragraph">Gwenna et moi avons anticipé les questions de curation et de choix de l’entrepôt ## 2. Dépôt de données dans un entrepôt</text:p>
      <text:p text:style-name="Text_20_body">Nous avons identifié dans la liste du CoreTrust Seal et celle du COSO quelques entrepôts thématiques qui donnaient des garanties en matière de Science Ouverte, en particulier https://suprabank.org/</text:p>
      <text:p text:style-name="Text_20_body">On a abordé l’intérêt de Software Heritage pour conserver le logiciel sur le temps long et le citer, mentionné la nécessité de travailler avec un outil de contrôle de version (par exemple Git) et l’intérêt d’utiliser des conteneurs pour la réplicabilité du logiciel. Le langage choisi sera GNU Octave un équivalent libre du logiciel propriétaire Matlab ce qui est un choix pertinent par rapport à la Science Ouverte.</text:p>
      <text:h text:style-name="Heading_20_3" text:outline-level="3"><text:bookmark-start text:name="documentation-des-données-les-données-sont-elles-déjà-documentées-sous-un-format-standard"/>2.1 Documentation des données : les données sont-elles déjà  documentées sous un format standard ?<text:bookmark-end text:name="documentation-des-données-les-données-sont-elles-déjà-documentées-sous-un-format-standard"/></text:h>
      <text:p text:style-name="First_20_paragraph">Gwenna a brièvement présenté le modèle de métadonnées schema de datacite (https://schema.datacite.org/)</text:p>
      <text:h text:style-name="Heading_20_2" text:outline-level="2"><text:bookmark-start text:name="traitement-de-données-à-caractère-personnel-ou-sensibles"/>3. Traitement de données à  caractère personnel ou sensibles<text:bookmark-end text:name="traitement-de-données-à-caractère-personnel-ou-sensibles"/></text:h>
      <text:p text:style-name="First_20_paragraph">pas pertinent</text:p>
      <text:h text:style-name="Heading_20_3" text:outline-level="3"><text:bookmark-start text:name="déclaration-du-traitement-des-données-à-caractère-personnel-ou-sensibles-recommander-une-prise-de-contact-avec-le-ou-la-déléguée-à-la-protection-des-données-de-létablissement-afin-de-compléter-cette-déclaration."/>3.1 Déclaration du traitement des données à  caractère personnel ou sensibles : recommander une prise de contact avec le ou la déléguée à  la protection des données de l’établissement afin de compléter cette déclaration.<text:bookmark-end text:name="déclaration-du-traitement-des-données-à-caractère-personnel-ou-sensibles-recommander-une-prise-de-contact-avec-le-ou-la-déléguée-à-la-protection-des-données-de-létablissement-afin-de-compléter-cette-déclaration."/></text:h>
      <text:p text:style-name="First_20_paragraph">pas pertinent</text:p>
      <text:h text:style-name="Heading_20_3" text:outline-level="3"><text:bookmark-start text:name="recueil-du-consentement"/>3.2 Recueil du consentement<text:bookmark-end text:name="recueil-du-consentement"/></text:h>
      <text:p text:style-name="First_20_paragraph">pas pertinent ### 3.3 Anonymisation ou pseudonymisation</text:p>
      <text:p text:style-name="Text_20_body">pas pertinent</text:p>
      <text:h text:style-name="Heading_20_3" text:outline-level="3"><text:bookmark-start text:name="chiffrement-des-données"/>3.4 Chiffrement des données<text:bookmark-end text:name="chiffrement-des-données"/></text:h>
      <text:p text:style-name="First_20_paragraph">pas encore abordé ### 3.5 Gestion des accès aux données : qui aura accès aux données ? Différences selon les membres de l’équipe ? Types d’accès potentiels.</text:p>
      <text:h text:style-name="Heading_20_3" text:outline-level="3"><text:bookmark-start text:name="questions-éthiques"/>3.6 Questions éthiques<text:bookmark-end text:name="questions-éthiques"/></text:h>
      <text:p text:style-name="First_20_paragraph">pas pertinent ## 4. Lieu de stockage</text:p>
      <text:p text:style-name="Text_20_body">pas encore abordé</text:p>
      <text:h text:style-name="Heading_20_1" text:outline-level="1"><text:bookmark-start text:name="conclusion-et-suivi"/>Conclusion et suivi<text:bookmark-end text:name="conclusion-et-suivi"/></text:h>
      <text:p text:style-name="First_20_paragraph">Nous avons donné quelques directions à la chercheuse pour rédiger le paragraphe sur la Science Ouverte qui était à ajouter à l’AAP. Il est prévu que nous relisions Gwenna et moi ce paragraphe.</text:p>
      <text:p text:style-name="Text_20_body">Si le projet est financé, nous devrions revoir la chercheuse pour l’accompagner dans son PG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IT Pathfinder Open</dc:title>
    <dc:description/>
    <dc:subject/>
    <meta:keyword/>
    <meta:initial-creator/>
    <dc:creator/>
    <meta:creation-date>2025-05-02T10:12:49Z</meta:creation-date>
    <dc:date>2025-05-02T10:12:49Z</dc:date>
    <meta:user-defined meta:name="authors" meta:value-type="string">Damien Belvèze, Gwenna Briand</meta:user-defined>
    <meta:user-defined meta:name="date" meta:value-type="string">2025-05-02</meta:user-defined>
    <meta:user-defined meta:name="id" meta:value-type="string">20250502_EIT Pathfinder Open</meta:user-defined>
    <meta:user-defined meta:name="tags" meta:value-type="string"/>
  </office:meta>
</office:document-meta>
</file>